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6931in" table:align="margins" style:writing-mode="rl-tb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6e6e6" fo:padding="0.0382in" fo:border="0.0007in solid #000000">
        <style:background-image/>
      </style:table-cell-properties>
    </style:style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6e6e6" fo:padding="0.0382in" fo:border="0.0007in solid #000000">
        <style:background-image/>
      </style:table-cell-properties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6e6e6" fo:padding="0.0382in" fo:border="0.0007in solid #000000">
        <style:background-image/>
      </style:table-cell-properties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6e6e6" fo:padding="0.0382in" fo:border="0.0007in solid #000000">
        <style:background-image/>
      </style:table-cell-properties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6e6e6" fo:padding="0.0382in" fo:border="0.0007in solid #000000">
        <style:background-image/>
      </style:table-cell-properties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e6e6e6" fo:padding="0.0382in" fo:border="0.0007in solid #000000">
        <style:background-image/>
      </style:table-cell-properties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e6e6e6" fo:padding="0.0382in" fo:border="0.0007in solid #000000">
        <style:background-image/>
      </style:table-cell-properties>
    </style:style>
    <style:style style:name="Table8" style:family="table">
      <style:table-properties style:width="6.6931in" table:align="margins" style:writing-mode="lr-tb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background-color="#e6e6e6" fo:padding="0.0382in" fo:border="0.0007in solid #000000">
        <style:background-image/>
      </style:table-cell-properties>
    </style:style>
    <style:style style:name="Table9" style:family="table">
      <style:table-properties style:width="6.6931in" table:align="margins" style:writing-mode="rl-tb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background-color="#e6e6e6" fo:padding="0.0382in" fo:border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fo:font-weight="bold" fo:background-color="transparent" style:font-size-asian="13pt" style:font-weight-asian="bold" style:font-name-complex="XB Zar" style:font-size-complex="13pt" style:font-weight-complex="bold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fo:font-weight="normal" fo:background-color="transparent" style:font-size-asian="13pt" style:font-weight-asian="normal" style:font-name-complex="XB Zar" style:font-size-complex="13pt" style:font-weight-complex="normal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font-weight="normal" fo:background-color="transparent" style:font-size-asian="13pt" style:font-weight-asian="normal" style:font-name-complex="XB Zar" style:font-size-complex="13pt" style:font-weight-complex="normal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Bitstream Vera Sans Mono" fo:font-size="10pt" fo:font-weight="normal" fo:background-color="transparent" style:font-size-asian="10pt" style:font-weight-asian="normal" style:font-name-complex="XB Zar" style:font-size-complex="10pt" style:font-weight-complex="normal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 style:writing-mode="rl-tb"/>
      <style:text-properties style:font-name="XB Zar" fo:font-size="13pt" fo:font-weight="normal" fo:background-color="transparent" style:font-size-asian="13pt" style:font-weight-asian="normal" style:font-name-complex="XB Zar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مفاهیم، استانداردها و دستورهایی که در این فصل می‌آموزید کمابیش در تمام توزیع‌های سیستم‌عامل گنو/لینوکس مشترک و قابل استفاده است. در این فصل از آغاز بخش دوم کمتر به نمونه‌هایی از محیط گرافیکی و میزکار اشاره می‌کنیم و تأکید بر استفاده‌ی کاربر از محیط متنی است. هدف، آشنایی کاربر با ابعاد مختلف سیستم‌عامل‌های گنو/لینوکس است که در قالب مفاهیم اصلی، استانداردها و دستورهایی به کاربر آموزش داده می‌شود.</text:p>
      <text:p text:style-name="P2"/>
      <text:p text:style-name="P1">کاربرها، گروه‌ها و مدیریت آن‌ها</text:p>
      <text:p text:style-name="P2">در حال حاضر بیشتر سیستم‌عامل‌های موجود چند‌کاربره و چندکاره هستند. به این معنی که چندین کاربر<text:note text:id="ftn1" text:note-class="footnote"><text:note-citation>1</text:note-citation><text:note-body><text:p text:style-name="Footnote">User</text:p></text:note-body></text:note> می‌توانند همزمان از منابع سیستم استفاده کنند و در هر لحظه یک یا چند کار مختلف را با سیستم انجام دهند. به همین دلیل داشتن روش‌هایی برای مدیریت و کنترل کاربرهایی که از سیستم استفاده می‌کنند، امری حیاتی است. مدیریت ورود به سیستم، نرم‌افزارهایی قابل دسترس و اجرا برای کاربر و سازوکارهای امنیتی نمونه‌هایی از روش‌های مدیریت و کنترل کاربرها است.</text:p>
      <text:p text:style-name="P2">کاربر به کسی گفته می‌شود که می‌خواهد از منابع سیستم استفاده کند. هنگامی که یک کاربر در سیستم وجود داشته باشد، معادله ساده است و به مدیریت چندانی نیاز نیست ولی آن هنگام که کاربرهای سیستم افزایش یافتند، باید از روش‌های دیگری برای مدیریت آن‌ها استفاده کرد. یکی از این روش‌ها تعریف گروه<text:note text:id="ftn2" text:note-class="footnote"><text:note-citation>2</text:note-citation><text:note-body><text:p text:style-name="Footnote">Group</text:p></text:note-body></text:note> است که به مجموعه‌ای از کاربرها گفته می‌شود. با مدیریت و اعمال تغییرات بر گروه می‌توان دسترسی کاربرهای آن گروه را تغییر داد. معمولاً به دلیل مسائل امنیتی، استفاده از رمز عبور برای کاربرها توصیه می‌شود.</text:p>
      <text:p text:style-name="P2">در سیستم‌عامل‌های گنو/لینوکس، معمولاً سه نوع کاربر وجود دارد: </text:p>
      <text:p text:style-name="P2"><text:span text:style-name="T1">۱- کاربر و گروه ریشه</text:span><text:note text:id="ftn3" text:note-class="footnote"><text:note-citation>3</text:note-citation><text:note-body><text:p text:style-name="Footnote">Root</text:p></text:note-body></text:note> (۰-۹۹): کاربرهای این گروه به تمام منابع سیستم دسترسی دارند و مدیر سیستم هستند. عدد اختصاص داده شده به این کاربر(ها) و گروه(ها) از صفر تا نود و نه است.</text:p>
      <text:p text:style-name="P2"><text:span text:style-name="T1">۲- کاربرها و گروه‌های سیستمی</text:span><text:note text:id="ftn4" text:note-class="footnote"><text:note-citation>4</text:note-citation><text:note-body><text:p text:style-name="Footnote">System Users</text:p></text:note-body></text:note> (۱۰۰-۹۹۹): کاربرهای این گروه برای اجرای نرم‌افزارهای خاص (سرویس‌ها) در سیستم وجود دارد و غیر از اجرای آن نرم‌افزار خاص به هیچ منبع دیگری دسترسی ندارند و نمی‌توان از نام این کاربرها برای ورود به سیستم استفاده کرد. عدد اختصاص داده شده به این کاربرها و گروه‌ها از صد تا نه‌صد و نود و نه است.</text:p>
      <text:p text:style-name="P2"><text:span text:style-name="T1">۳- کاربرها و گروه‌های معمولی</text:span><text:note text:id="ftn5" text:note-class="footnote"><text:note-citation>5</text:note-citation><text:note-body><text:p text:style-name="Footnote">Normal Users</text:p></text:note-body></text:note> (۱۰۰۰ به بالا): تمام کاربرها و گروه‌‌هایی که جزء دو گروه بالا نیستند. این گروه از کاربرها اجازه‌ی ورود به سیستم را دارند و می‌توانند در حد کارهای معمولی مانند پخش موسیقی، مرور وب و … از سیستم استفاده کنند. کاربرها و گروه‌های معمولی توانایی تغییر تنظیمات اصلی سیستم را که فقط کاربر ریشه به آن دسترسی دارد، ندارند. اما کاربر ریشه می‌تواند به هر کاربر و گروه معمولی اجازه‌ی دسترسی به سطوح دسترسی کاربر ریشه را بدهد. عدد اختصاص داده شده به این کاربرها و گروه‌ها از هزار به بالا است. (در مورد اعداد اختصاص داده شده به کاربرها و گروه‌ها در همین فصل توضیح داده خواهد شد.)</text:p>
      <text:p text:style-name="P2">برای مدیریت کاربرها و گروه‌‌ها از دستورهای زیر می‌توان استفاده کرد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">این دستورها را با دو روش می‌توانید به سیستم وارد کنید:</text:p>
            <text:p text:style-name="P3">۱- استفاده از Root Terminal در منوی Applications → Accessories.</text:p>
            <text:p text:style-name="P3"><text:soft-page-break/>۲- رفتن به محیط متنی با استفاده از کلیدهای Alt و F1 تا F6 بر روی صفحه‌کلید و وارد شدن به سیستم با کاربر ریشه (root) و رمز عبور کاربر ریشه.</text:p>
            <text:p text:style-name="P3">در هر دو حالت به خاطر داشته باشید که انتهای خط فرمان<text:note text:id="ftn6" text:note-class="footnote"><text:note-citation>6</text:note-citation><text:note-body><text:p text:style-name="Footnote">Command line</text:p></text:note-body></text:note> باید کاراکتر # وجود داشته باشد. کاراکتر $ برای کاربرهای معمولی است.</text:p>
            <text:p text:style-name="P3">(برای بازگشت به محیط گرافیکی از کلیدهای Alt+F7 استفاده کنید.)</text:p>
          </table:table-cell>
        </table:table-row>
      </table:table>
      <text:p text:style-name="P2"><text:span text:style-name="T1">adduser</text:span>: اضافه کردن کاربر و گروه جدید به سیستم. در نمونه‌ی زیر کاربر معمولی جدیدی با نام user1 و گروه معمولی جدید با نام user1 ساخته می‌شود. نکته‌ی مهم این دستور استفاده از پارامترِ دستور<text:note text:id="ftn7" text:note-class="footnote"><text:note-citation>7</text:note-citation><text:note-body><text:p text:style-name="Footnote">Command Parameter</text:p></text:note-body></text:note> است. در این نمونه user1 پارامتری برای دستور adduser است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debian:~# adduser user1</text:p>
          </table:table-cell>
        </table:table-row>
      </table:table>
      <text:p text:style-name="P2"><text:span text:style-name="T1">useradd</text:span>: اضافه کردن کاربر و گروه جدید به سیستم. (مانند دستور قبل عمل می‌کند.)</text:p>
      <text:p text:style-name="P2"><text:span text:style-name="T1">usermod</text:span>: تغییر تنظیمات کاربر موجود در سیستم. در نمونه‌ی زیر، کاربر user1 قفل شده و غیر فعال می‌شود یعنی دیگر نمی‌توان از این کاربر برای ورود به سیستم استفاده کرد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debian:~# usermod --lock --expiredate 1 user1</text:p>
          </table:table-cell>
        </table:table-row>
      </table:table>
      <text:p text:style-name="P2"><text:span text:style-name="T1">chfn</text:span>: تغییر توضیح‌های مربوط به کاربر مانند نام و نام خانوادگی. در مثال زیر، نام کاربر user1 به Frans Pop تغییر می‌کند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">debian:~# chfn -f “Frans Pop” user1</text:p>
          </table:table-cell>
        </table:table-row>
      </table:table>
      <text:p text:style-name="P2"><text:span text:style-name="T1">chsh</text:span>: تغییر پوسته‌ی مورد استفاده‌ی کاربر. (توضیح در مورد پوسته در انتهای این فصل آمده است.) در نمونه‌ی زیر پوسته‌ی کاربر user1 به پوسته‌ی C Shell تغییر می‌کند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debian:~# chsh -s /bin/csh user1</text:p>
          </table:table-cell>
        </table:table-row>
      </table:table>
      <text:p text:style-name="P2"><text:span text:style-name="T1">deluser</text:span>: حذف کاربر. نمونه‌ی زیر کاربر user1 را حذف می‌کند اما اطلاعات کاربر پاک نمی‌شود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4">debian:~# deluser user1</text:p>
          </table:table-cell>
        </table:table-row>
      </table:table>
      <text:p text:style-name="P2"><text:span text:style-name="T1">userdel</text:span>: حذف کاربر مانند دستور بالا.</text:p>
      <text:p text:style-name="P2"><text:span text:style-name="T1">passwd</text:span>: تغییر رمز عبور کاربر. در نمونه‌ی زیر رمز عبور کاربر تغییر می‌یابد: (در هنگام تایپ، رمز عبور و تعداد کاراکترهای آن نمایش داده نمی‌شود.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4">debian:~# passwd user1</text:p>
            <text:p text:style-name="P4">Enter new UNIX password:</text:p>
            <text:p text:style-name="P4">Retype new UNIX password:</text:p>
          </table:table-cell>
        </table:table-row>
      </table:table>
      <text:p text:style-name="P2"><text:span text:style-name="T1">addgroup</text:span>: اضافه کردن گروه جدید به سیستم. گروه group1 در نمونه ساخته می‌شود و سپس کاربر user1 به آن اضافه می‌شود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4">debian:~# addgroup group1</text:p>
            <text:p text:style-name="P4">debian:~# adduser user1 group1</text:p>
          </table:table-cell>
        </table:table-row>
      </table:table>
      <text:p text:style-name="P2"><text:span text:style-name="T1">groupadd</text:span>: اضافه کردن گروه جدید به سیستم مانند دستور بالا اما با پارامترهای متفاوت.</text:p>
      <text:p text:style-name="P2"><text:span text:style-name="T1">groupmod</text:span>: تغییر اطلاعات گروه مانند نام گروه.</text:p>
      <text:p text:style-name="P2"><text:span text:style-name="T1">delgroup</text:span>: حذف گروه موجود در سیستم. اگر گروه متعلق به کاربری باشد، حذف نمی‌شود.</text:p>
      <text:p text:style-name="P2"><text:span text:style-name="T1">groupdel</text:span>: حذف گروه موجود در سیستم مانند دستور بالا.</text:p>
      <text:p text:style-name="P2"><text:span text:style-name="T1">gpasswd</text:span>: مدیریت کاربران عضو گروه، مدیر گروه و رمز عبور او.</text:p>
      <text:p text:style-name="P2"><text:span text:style-name="T1">groups</text:span>: نمایش گروه‌های موجود در سیستم که کاربر جاری عضو آن‌ها است.</text:p>
      <text:p text:style-name="P2"><text:soft-page-break/><text:span text:style-name="T1">id</text:span>: نمایش عدد اختصاص داده شده به کاربر جاری و گروه‌هایی که این کاربر عضو آن‌ها است.</text:p>
      <text:p text:style-name="P2"><text:span text:style-name="T1"><text:note text:id="ftn8" text:note-class="footnote"><text:note-citation>8</text:note-citation><text:note-body><text:p text:style-name="Footnote">Superuser</text:p></text:note-body></text:note></text:span><text:span text:style-name="T1">su</text:span>: تغییر از خط فرمان کاربر فعلی به کاربر ریشه با وارد کردن رمز عبور و بدون خروج از سیستم. با این روش می‌توانید وارد محیط متنی با دسترسی کاربر ریشه شوید و هر دستوری را بدون محدودیت اجرا کنید.</text:p>
      <text:p text:style-name="P2"><text:span text:style-name="T1">users</text:span>: نمایش کاربرهای وارد شده به سیستم در حال حاضر.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">برای مدیریت کاربرها و گروه‌‌ها در محیط گرافیکی به منوی Sytem → Administration بروید و روی گزینه‌ی Users and Groups کلیک کنید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Bitstream Vera Sans Mono" svg:font-family="'Bitstream Vera Sans Mono'" style:font-family-generic="modern" style:font-pitch="fixed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7-18T21:22:02</dc:date>
    <dc:creator>Mostafa Moradian</dc:creator>
    <meta:editing-duration>PT15H55M34S</meta:editing-duration>
    <meta:editing-cycles>855</meta:editing-cycles>
    <meta:generator>LibreOffice/3.3$Linux LibreOffice_project/330m19$Build-202</meta:generator>
    <meta:document-statistic meta:table-count="9" meta:image-count="0" meta:object-count="0" meta:page-count="3" meta:paragraph-count="51" meta:word-count="1077" meta:character-count="5325"/>
  </office:meta>
</office:document-meta>
</file>